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ávrh na změnu pořadu jednání výboru pro územní rozvoj a územní plán</text:p>
      <text:section text:style-name="Sect1" text:name="magicdomid3">
        <text:p text:style-name="Standard"/>
      </text:section>
      <text:section text:style-name="Sect1" text:name="magicdomid4">
        <text:p text:style-name="Standard">Jako druhý bod jednání navrhuji zařadit bod:</text:p>
      </text:section>
      <text:section text:style-name="Sect1" text:name="magicdomid5">
        <text:p text:style-name="Standard"/>
      </text:section>
      <text:section text:style-name="Sect1" text:name="magicdomid6">
        <text:p text:style-name="Standard">Problémy stávajícího způsobu pořizování změn územního plánu. </text:p>
      </text:section>
      <text:section text:style-name="Sect1" text:name="magicdomid7">
        <text:p text:style-name="Standard"/>
      </text:section>
      <text:section text:style-name="Sect1" text:name="magicdomid8">
        <text:p text:style-name="Standard">Návrh usnesení k tomuto bodu:</text:p>
      </text:section>
      <text:section text:style-name="Sect1" text:name="magicdomid9">
        <text:p text:style-name="Standard"/>
      </text:section>
      <text:section text:style-name="Sect1" text:name="magicdomid429">
        <text:p text:style-name="Standard">1) Výbor pro územní plán si je vědom problémů (viz příloha č. 1 usnesení), které způsobuje stávající praxe pořizování změn územního plánu. </text:p>
      </text:section>
      <text:section text:style-name="Sect1" text:name="magicdomid11">
        <text:p text:style-name="Standard">2) Výbor pro územní plánování doporučuje náměstkovi primátorky Matěji Stropnickému, který má v gesci územní plánování, aby do tří měsíců navrhl opatření, která budou problémy stávající praxe pořizování změn územního plánu zmírňovat či řešit.</text:p>
      </text:section>
      <text:section text:style-name="Sect1" text:name="magicdomid12">
        <text:p text:style-name="Standard"/>
      </text:section>
      <text:section text:style-name="Sect1" text:name="magicdomid13">
        <text:p text:style-name="P1">Příloha č 1:</text:p>
      </text:section>
      <text:section text:style-name="Sect1" text:name="magicdomid14">
        <text:p text:style-name="Standard"/>
      </text:section>
      <text:section text:style-name="Sect1" text:name="magicdomid15">
        <text:p text:style-name="P2">Problémy procesu pořizování změn územního plánu v Praze</text:p>
      </text:section>
      <text:section text:style-name="Sect1" text:name="magicdomid16">
        <text:p text:style-name="Standard"/>
      </text:section>
      <text:section text:style-name="Sect1" text:name="magicdomid17">
        <text:p text:style-name="Standard">1) Velké množství drobných změn se provádí průběžně</text:p>
      </text:section>
      <text:section text:style-name="Sect1" text:name="magicdomid18">
        <text:p text:style-name="Standard"> - není možné dohlédnout souhrnný dopad jednotlivých změn</text:p>
      </text:section>
      <text:section text:style-name="Sect1" text:name="magicdomid19">
        <text:p text:style-name="Standard"> - není prostor pro skutečné posuzování potřebnosti změny v širším kontextu</text:p>
      </text:section>
      <text:section text:style-name="Sect1" text:name="magicdomid20">
        <text:p text:style-name="Standard"> - celý proces je velmi administrativně náročný</text:p>
      </text:section>
      <text:section text:style-name="Sect1" text:name="magicdomid21">
        <text:p text:style-name="Standard"> </text:p>
      </text:section>
      <text:section text:style-name="Sect1" text:name="magicdomid22">
        <text:p text:style-name="Standard">2) Právní nejistota, nízká předvídatelnost procesu pořizování změn</text:p>
      </text:section>
      <text:section text:style-name="Sect1" text:name="magicdomid23">
        <text:p text:style-name="Standard"> - je velmi obtížné odhadovat dopředu výsledky procesu pořizování změn</text:p>
      </text:section>
      <text:section text:style-name="Sect1" text:name="magicdomid24">
        <text:p text:style-name="Standard"> - některé podněty jsou přerušené na celé roky a nedá se předvídat jejich osud</text:p>
      </text:section>
      <text:section text:style-name="Sect1" text:name="magicdomid25">
        <text:p text:style-name="Standard"> - na celý proces mají velký vliv politické a lobbistické tlaky</text:p>
      </text:section>
      <text:section text:style-name="Sect1" text:name="magicdomid26">
        <text:p text:style-name="Standard"/>
      </text:section>
      <text:section text:style-name="Sect1" text:name="magicdomid27">
        <text:p text:style-name="Standard">3) Realizované záměry jsou pro město zátěž</text:p>
      </text:section>
      <text:section text:style-name="Sect1" text:name="magicdomid28">
        <text:p text:style-name="Standard"> - je to město, kdo nese drtivou nákladu nákladů na infrastrukturu nutnou pro nové projekty</text:p>
      </text:section>
      <text:section text:style-name="Sect1" text:name="magicdomid29">
        <text:p text:style-name="Standard"> - na změně koeficientů využití území vydělává z drtivé části majitel pozemku. </text:p>
      </text:section>
      <text:section text:style-name="Sect1" text:name="magicdomid30">
        <text:p text:style-name="Standard"> - realizované záměry často přinášejí další negativní dopady na své okolí, které často nejsou dopředu dostatečně brány v úvahu (zhoršení dopravní situace, zhoršení retenční kapacity území z hlediska povodňové ochrany atp. )</text:p>
      </text:section>
      <text:section text:style-name="Sect1" text:name="magicdomid31">
        <text:p text:style-name="Standard"/>
      </text:section>
      <text:section text:style-name="Sect1" text:name="magicdomid32">
        <text:p text:style-name="Standard">4) Pořizování změn platí město</text:p>
      </text:section>
      <text:section text:style-name="Sect1" text:name="magicdomid33">
        <text:p text:style-name="Standard"> - zákon umožňuje, aby náklady pořizování změn nesli investoři</text:p>
      </text:section>
      <text:section text:style-name="Sect1" text:name="magicdomid34">
        <text:p text:style-name="Standard"><text:line-break/>5) Protizákonná rozhodnutí</text:p>
      </text:section>
      <text:section text:style-name="Sect1" text:name="magicdomid55">
        <text:p text:style-name="Standard"> - kvůli procesním pochybením občané a občanské spolky v řadě případů úspěšně napadají pořízené změny u soudu</text:p>
      </text:section>
      <text:section text:style-name="Sect1" text:name="magicdomid457">
        <text:p text:style-name="Standard"> - některé nové části stavebního zákona město neaplikuje, například vyhodnocování změn, viz. níže</text:p>
      </text:section>
      <text:section text:style-name="Sect1" text:name="magicdomid552">
        <text:p text:style-name="Standard"> - velké množství drobných změn ztěžuje důslednou aplikaci par 55 odst. 4 stavebního zákona</text:p>
      </text:section>
      <text:section text:style-name="Sect1" text:name="magicdomid39">
        <text:p text:style-name="Standard"/>
      </text:section>
      <text:section text:style-name="Sect1" text:name="magicdomid40">
        <text:p text:style-name="Standard">6) Přístupnost změn veřejnosti</text:p>
      </text:section>
      <text:section text:style-name="Sect1" text:name="magicdomid41">
        <text:p text:style-name="Standard"> - databáze změn na webu Praha.eu není příliš uživatelsky přívětivá</text:p>
      </text:section>
      <text:section text:style-name="Sect1" text:name="magicdomid670">
        <text:p text:style-name="Standard"> - vítané je zlepšení uživatelského komfortu používání mapových podkladů</text:p>
      </text:section>
      <text:section text:style-name="Sect1" text:name="magicdomid362">
        <text:p text:style-name="Standard"> - město veřejnost k účasti na projednávání změn vybízí zcela minimálně</text:p>
      </text:section>
      <text:section text:style-name="Sect1" text:name="magicdomid240">
        <text:p text:style-name="Standard"> - při pořizování změn je na místě posílit neformální spolupráci s městskými částmi</text:p>
      </text:section>
      <text:section text:style-name="Sect1" text:name="magicdomid43">
        <text:p text:style-name="Standard"/>
      </text:section>
      <text:section text:style-name="Sect1" text:name="magicdomid44">
        <text:p text:style-name="Standard">7) Dopady změn územního plánu se nevyhodnocují</text:p>
      </text:section>
      <text:section text:style-name="Sect1" text:name="magicdomid261">
        <text:p text:style-name="Standard"> - město nevyužívá možnosti, resp. povinnosti každé 4 roky vypracovat zprávu o uplatňování <text:soft-page-break/>územního plánu, jež je ve stavebním zákoně od 1.1.2007; par. 55 odst. 1</text:p>
      </text:section>
      <text:section text:style-name="Sect1" text:name="magicdomid165">
        <text:p text:style-name="Standard"> - je třeba důsledně trvat na vyhodnocování dle par. 55 odst. 3 stavebního zákona</text:p>
        <text:p text:style-name="Standard"/>
        <text:p text:style-name="Standard">navrhovatel:</text:p>
        <text:p text:style-name="Standard"/>
        <text:p text:style-name="Standard">Mikuláš Ferjenčík, zastupitel Pirátů, člen výboru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uláš Ferjenčík</meta:initial-creator>
    <meta:creation-date>2015-02-11T18:19:15</meta:creation-date>
    <dc:date>2015-02-12T10:41:00</dc:date>
    <dc:creator>Mikuláš Ferjenčík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37" meta:word-count="403" meta:character-count="2681" meta:non-whitespace-character-count="2290"/>
  </office:meta>
</office:document-meta>
</file>